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Google Sans" svg:font-family="'Google Sans', arial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P2" style:family="paragraph" style:parent-style-name="Heading_20_4">
      <style:text-properties fo:font-variant="normal" fo:text-transform="none" fo:color="#1f2328" style:font-name="apple-system" fo:font-size="10.5pt" fo:letter-spacing="normal" fo:font-style="normal" fo:font-weight="normal" style:font-size-asian="10.5pt" style:font-size-complex="10.5pt"/>
    </style:style>
    <style:style style:name="P3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f2328" style:font-name="apple-system" fo:font-size="10.5pt" fo:letter-spacing="normal" fo:font-style="normal" fo:font-weight="normal" style:font-size-asian="10.5pt" style:font-size-complex="10.5pt"/>
    </style:style>
    <style:style style:name="P4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f2328" style:font-name="apple-system" fo:font-size="10.5pt" fo:letter-spacing="normal" fo:font-style="normal" fo:font-weight="normal" officeooo:paragraph-rsid="002a1e8a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1-для-каких-типов-пользователей-определяется-доступ-к-файлу" text:anchor-type="page" text:anchor-page-number="1" svg:x="-0.741cm" svg:y="0.265cm" svg:width="0.741cm" draw:z-index="0">
        <draw:text-box fo:min-height="0.741cm">
          <text:p text:style-name="Text_20_body"/>
        </draw:text-box>
      </draw:frame>
      <draw:frame draw:style-name="fr2" draw:name="user-content-2-на-что-кроме-права-на-запись-и-права-на-чтение-могут-иметь-право-пользователи" text:anchor-type="page" text:anchor-page-number="1" svg:x="-0.741cm" svg:y="0.265cm" svg:width="0.741cm" draw:z-index="1">
        <draw:text-box fo:min-height="0.741cm">
          <text:p text:style-name="Text_20_body"/>
        </draw:text-box>
      </draw:frame>
      <draw:frame draw:style-name="fr2" draw:name="user-content-3-как-определить-режим-доступа-к-файлу-или-каталогу" text:anchor-type="page" text:anchor-page-number="1" svg:x="-0.741cm" svg:y="0.265cm" svg:width="0.741cm" draw:z-index="2">
        <draw:text-box fo:min-height="0.741cm">
          <text:p text:style-name="Text_20_body"/>
        </draw:text-box>
      </draw:frame>
      <draw:frame draw:style-name="fr2" draw:name="user-content-4-опишите-действие-модификатора-доступа-sticky-bit-на-доступ-к-файлам-и-каталогам" text:anchor-type="page" text:anchor-page-number="1" svg:x="-0.741cm" svg:y="0.265cm" svg:width="0.741cm" draw:z-index="3">
        <draw:text-box fo:min-height="0.741cm">
          <text:p text:style-name="Text_20_body"/>
        </draw:text-box>
      </draw:frame>
      <draw:frame draw:style-name="fr2" draw:name="user-content-5-опишите-действие-модификатора-доступа-suid-на-доступ-к-файлам-и-каталогам" text:anchor-type="page" text:anchor-page-number="1" svg:x="-0.741cm" svg:y="0.265cm" svg:width="0.741cm" draw:z-index="4">
        <draw:text-box fo:min-height="0.741cm">
          <text:p text:style-name="Text_20_body"/>
        </draw:text-box>
      </draw:frame>
      <draw:frame draw:style-name="fr2" draw:name="user-content-6-опишите-действие-модификатора-доступа-sgid-на-доступ-к-файлам-и-каталогам" text:anchor-type="page" text:anchor-page-number="1" svg:x="-0.741cm" svg:y="0.265cm" svg:width="0.741cm" draw:z-index="5">
        <draw:text-box fo:min-height="0.741cm">
          <text:p text:style-name="Text_20_body"/>
        </draw:text-box>
      </draw:frame>
      <text:h text:style-name="Heading_20_2" text:outline-level="2">Режим доступа к файлам и каталогам.</text:h>
      <text:p text:style-name="Text_20_body">Команда chmod (change mode – сменить режим) предназначена для изменения прав доступа к файлам и каталогам в Unix-подобных операционных системах. Ключи необязательны. Устанавливать права можно двумя способами: с помощью буквенного обозначения прав (rwx) и с помощью числового в восьмеричной системе счисления. </text:p>
      <text:p text:style-name="Text_20_body">Chown. Команда chown (change owner - смена владельца) — утилита, предназначенная для изменения владельца и/или группы для указанных файлов.</text:p>
      <text:p text:style-name="Text_20_body">chgrp изменяет группу каждого заданного файла на группу, которая может быть представлена как именем группы, так и её числовым идентификатором (GID). Рекурсивное изменение группы для каталогов и их содержимого. Возникающие ошибки не прекращают работы команды. Завершает список опций. </text:p>
      <text:p text:style-name="Text_20_body">Команда file в Linux используется для определения типа файла. Она читает содержимое файла и выводит информацию о его типе, например, текстовый файл, бинарный файл, изображение и т. д. Результат выполнения команды для нескольких файлов будет содержать информацию о каждом из них. </text:p>
      <text:p text:style-name="Text_20_body">Контрольные вопросы: </text:p>
      <text:h text:style-name="P2" text:outline-level="4">1. Для каких типов пользователей определяется доступ к файлу?</text:h>
      <text:h text:style-name="P3" text:outline-level="4">2. На что, кроме права на запись и права на чтение, могут иметь право пользователи?</text:h>
      <text:h text:style-name="P4" text:outline-level="4">3. Как определить режим доступа к файлу или каталогу?</text:h>
      <text:h text:style-name="P4" text:outline-level="4">4. Опишите действие модификатора доступа Sticky bit на доступ к файлам и каталогам.</text:h>
      <text:h text:style-name="P4" text:outline-level="4">5. Опишите действие модификатора доступа SUID на доступ к файлам и каталогам.</text:h>
      <text:h text:style-name="P4" text:outline-level="4">6. Опишите действие модификатора доступа SGID на доступ к файлам и каталогам.</text:h>
      <text:h text:style-name="P4" text:outline-level="4">7. Для чего и как используется команда chmod? Приведите пример ее использования.</text:h>
      <text:p text:style-name="P1"/>
      <text:p text:style-name="P1">Управлять доступом к файлам и каталогам позволяют команды chown (сменить владельца) и chmod (изменить режим). Первая из них меняет владельца файла, а вторая – режим доступа к файлу. Изменять владельца файла и режим доступа к файлу может только пользователь, обладающий соответствующими правами на доступ к файлу или каталогу.</text:p>
      <text:p text:style-name="P1"/>
      <text:p text:style-name="P1">Синтаксис: </text:p>
      <text:p text:style-name="P1">chown [options] user-owner files</text:p>
      <text:p text:style-name="P1"/>
      <text:p text:style-name="P1">Часто используемые опции:</text:p>
      <text:p text:style-name="P1">-R - рекурсивный режим, спускается вниз по иерархии каталогов до файлов и модифицирует их;</text:p>
      <text:p text:style-name="P1">-v - выводит подробный отчет о действиях для всех файлов;</text:p>
      <text:p text:style-name="P1">-c - аналогичен –v, но отображает только изменения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Google Sans" svg:font-family="'Google Sans', arial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30T22:23:18.837065993</meta:creation-date>
    <meta:generator>LibreOffice/6.0.7.3$Linux_X86_64 LibreOffice_project/00m0$Build-3</meta:generator>
    <dc:date>2024-04-03T19:37:31.446139242</dc:date>
    <meta:editing-duration>PT32M6S</meta:editing-duration>
    <meta:editing-cycles>2</meta:editing-cycles>
    <meta:document-statistic meta:table-count="0" meta:image-count="0" meta:object-count="0" meta:page-count="1" meta:paragraph-count="20" meta:word-count="314" meta:character-count="2171" meta:non-whitespace-character-count="1869"/>
  </office:meta>
</office:document-meta>
</file>